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MS Mincho" svg:font-family="'MS Minch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fo:orphans="0" fo:widows="0"/>
    </style:style>
    <style:style style:name="P2" style:family="paragraph" style:parent-style-name="Standard">
      <style:paragraph-properties fo:text-align="center" style:justify-single-word="false"/>
      <style:text-properties style:font-name="Arial" fo:font-weight="bold" style:font-weight-asian="bold" style:font-name-complex="Arial2"/>
    </style:style>
    <style:style style:name="P3" style:family="paragraph" style:parent-style-name="Standard">
      <style:paragraph-properties fo:text-align="center" style:justify-single-word="false"/>
      <style:text-properties style:font-name="Arial" style:font-name-complex="Arial2"/>
    </style:style>
    <style:style style:name="P4" style:family="paragraph" style:parent-style-name="Standard">
      <style:paragraph-properties fo:text-align="justify" style:justify-single-word="false" fo:orphans="0" fo:widows="0"/>
      <style:text-properties style:font-name="Arial" fo:font-size="10pt" fo:font-weight="bold" style:font-size-asian="10pt" style:language-asian="en" style:country-asian="US" style:font-weight-asian="bold" style:font-name-complex="Arial2" style:font-size-complex="10pt"/>
    </style:style>
    <style:style style:name="P5" style:family="paragraph" style:parent-style-name="Standard">
      <style:paragraph-properties fo:text-align="justify" style:justify-single-word="false" fo:orphans="0" fo:widows="0"/>
      <style:text-properties style:font-name="Arial" fo:font-size="10pt" fo:font-weight="bold" style:font-size-asian="10pt" style:language-asian="en" style:country-asian="US" style:font-weight-asian="bold" style:font-name-complex="Arial2" style:font-size-complex="10pt" style:font-weight-complex="bold"/>
    </style:style>
    <style:style style:name="P6" style:family="paragraph" style:parent-style-name="Standard">
      <style:paragraph-properties fo:text-align="justify" style:justify-single-word="false" fo:orphans="0" fo:widows="0"/>
      <style:text-properties style:font-name="Arial" fo:font-size="10pt" style:font-size-asian="10pt" style:language-asian="en" style:country-asian="US" style:font-name-complex="Arial2" style:font-size-complex="10pt"/>
    </style:style>
    <style:style style:name="P7" style:family="paragraph" style:parent-style-name="Standard">
      <style:paragraph-properties fo:text-align="justify" style:justify-single-word="false" fo:orphans="0" fo:widows="0"/>
      <style:text-properties style:font-name="Arial" style:language-asian="en" style:country-asian="US" style:font-name-complex="Arial2"/>
    </style:style>
    <style:style style:name="P8" style:family="paragraph" style:parent-style-name="Standard">
      <style:paragraph-properties fo:text-align="center" style:justify-single-word="false"/>
    </style:style>
    <style:style style:name="P9" style:family="paragraph" style:parent-style-name="Standard">
      <style:paragraph-properties fo:orphans="0" fo:widows="0"/>
      <style:text-properties fo:color="#000000" style:font-name="Arial" style:language-asian="en" style:country-asian="US" style:font-name-complex="Arial2"/>
    </style:style>
    <style:style style:name="P10" style:family="paragraph" style:parent-style-name="Standard">
      <style:paragraph-properties fo:text-align="justify" style:justify-single-word="false" fo:orphans="0" fo:widows="0"/>
      <style:text-properties style:font-name="MS Mincho" fo:font-size="10pt" style:font-name-asian="MS Mincho1" style:font-size-asian="10pt" style:language-asian="en" style:country-asian="US" style:font-name-complex="MS Mincho1" style:font-size-complex="10pt"/>
    </style:style>
    <style:style style:name="P11" style:family="paragraph" style:parent-style-name="Standard">
      <style:text-properties officeooo:paragraph-rsid="001a2080"/>
    </style:style>
    <style:style style:name="P12" style:family="paragraph" style:parent-style-name="Footer">
      <style:paragraph-properties fo:padding="0in" fo:border="none"/>
    </style:style>
    <style:style style:name="P13" style:family="paragraph" style:parent-style-name="Footer">
      <style:paragraph-properties fo:margin-left="0in" fo:margin-right="0.25in" fo:text-indent="0in" style:auto-text-indent="false"/>
    </style:style>
    <style:style style:name="P14" style:family="paragraph" style:parent-style-name="Normal_20__28_Web_29_">
      <style:paragraph-properties fo:margin-top="0in" fo:margin-bottom="0in" loext:contextual-spacing="false"/>
    </style:style>
    <style:style style:name="P15" style:family="paragraph" style:parent-style-name="Normal_20__28_Web_29_">
      <style:paragraph-properties fo:margin-top="0in" fo:margin-bottom="0in" loext:contextual-spacing="false"/>
      <style:text-properties style:font-name="Arial" fo:font-size="10pt" fo:font-weight="bold" style:font-size-asian="10pt" style:font-weight-asian="bold" style:font-name-complex="Arial2" style:font-size-complex="10pt"/>
    </style:style>
    <style:style style:name="P16" style:family="paragraph" style:parent-style-name="Normal_20__28_Web_29_">
      <style:paragraph-properties fo:margin-top="0in" fo:margin-bottom="0in" loext:contextual-spacing="false"/>
      <style:text-properties style:font-name="Arial" style:font-name-complex="Arial2"/>
    </style:style>
    <style:style style:name="P17" style:family="paragraph" style:parent-style-name="Normal_20__28_Web_29_">
      <style:paragraph-properties fo:margin-top="0.1945in" fo:margin-bottom="0.1945in" loext:contextual-spacing="false" fo:text-align="justify" style:justify-single-word="false"/>
    </style:style>
    <style:style style:name="P18" style:family="paragraph" style:parent-style-name="Standard">
      <style:paragraph-properties fo:margin-top="0in" fo:margin-bottom="0.1665in" loext:contextual-spacing="false" fo:text-align="justify" style:justify-single-word="false" fo:orphans="0" fo:widows="0"/>
    </style:style>
    <style:style style:name="P19" style:family="paragraph" style:parent-style-name="Standard">
      <style:paragraph-properties fo:margin-top="0in" fo:margin-bottom="0.1665in" loext:contextual-spacing="false" fo:text-align="justify" style:justify-single-word="false" fo:orphans="0" fo:widows="0"/>
      <style:text-properties style:font-name="Arial" fo:font-size="10pt" style:font-size-asian="10pt" style:language-asian="en" style:country-asian="US" style:font-name-complex="Arial2" style:font-size-complex="10pt"/>
    </style:style>
    <style:style style:name="P2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Arial1" fo:font-size="9pt" fo:font-weight="normal" officeooo:paragraph-rsid="001a2080" fo:background-color="transparent" style:font-size-asian="9pt" style:font-weight-asian="normal" style:font-name-complex="Arial2" style:font-size-complex="9pt" style:font-weight-complex="bold"/>
    </style:style>
    <style:style style:name="P21" style:family="paragraph" style:parent-style-name="Standard">
      <style:paragraph-properties style:shadow="none">
        <style:tab-stops/>
      </style:paragraph-properties>
      <style:text-properties officeooo:paragraph-rsid="001a2080"/>
    </style:style>
    <style:style style:name="P22" style:family="paragraph" style:parent-style-name="Standard">
      <style:paragraph-properties fo:margin-left="0in" fo:margin-right="0.1402in" fo:margin-top="0in" fo:margin-bottom="0in" loext:contextual-spacing="false" fo:line-height="100%" fo:text-align="justify" style:justify-single-word="false" fo:text-indent="0in" style:auto-text-indent="false"/>
      <style:text-properties style:font-name="Arial1" fo:font-size="9pt" fo:language="es" fo:country="ES" fo:font-weight="bold" officeooo:paragraph-rsid="001a2080" fo:background-color="transparent" style:font-name-asian="Calibri1" style:font-size-asian="9pt" style:font-weight-asian="bold" style:font-name-complex="Arial2" style:font-size-complex="9pt" style:font-weight-complex="bold"/>
    </style:style>
    <style:style style:name="P23" style:family="paragraph" style:parent-style-name="Footer">
      <style:paragraph-properties fo:margin-left="0in" fo:margin-right="0.25in" fo:text-indent="0in" style:auto-text-indent="false"/>
      <style:text-properties fo:color="#000000" style:font-name="Arial" fo:font-size="9pt" style:font-name-asian="Times New Roman1" style:font-size-asian="9pt" style:font-name-complex="Arial2" style:font-size-complex="9pt"/>
    </style:style>
    <style:style style:name="P24" style:family="paragraph" style:parent-style-name="Normal_20__28_Web_29_">
      <style:paragraph-properties fo:margin-top="0in" fo:margin-bottom="0in" loext:contextual-spacing="false"/>
      <style:text-properties style:font-name="Arial" fo:font-size="10pt" style:font-size-asian="10pt" style:font-name-complex="Arial2" style:font-size-complex="10pt"/>
    </style:style>
    <style:style style:name="P25" style:family="paragraph" style:parent-style-name="Normal_20__28_Web_29_">
      <style:paragraph-properties fo:margin-top="0in" fo:margin-bottom="0in" loext:contextual-spacing="false" fo:text-align="justify" style:justify-single-word="false"/>
      <style:text-properties style:font-name="Arial" fo:font-size="10pt" style:font-size-asian="10pt" style:font-name-complex="Arial2" style:font-size-complex="10pt"/>
    </style:style>
    <style:style style:name="P26" style:family="paragraph" style:parent-style-name="Normal_20__28_Web_29_">
      <style:paragraph-properties fo:margin-top="0in" fo:margin-bottom="0in" loext:contextual-spacing="false" fo:text-align="justify" style:justify-single-word="false"/>
      <style:text-properties fo:color="#000000" style:font-name="Arial" style:font-name-complex="Arial2"/>
    </style:style>
    <style:style style:name="P27" style:family="paragraph" style:parent-style-name="Normal_20__28_Web_29_">
      <style:paragraph-properties fo:margin-top="0.1945in" fo:margin-bottom="0.1945in" loext:contextual-spacing="false" fo:text-align="justify" style:justify-single-word="false"/>
      <style:text-properties style:font-name="Arial" fo:font-size="10pt" fo:font-weight="bold" style:font-size-asian="10pt" style:language-asian="en" style:country-asian="US" style:font-weight-asian="bold" style:font-name-complex="Arial2" style:font-size-complex="10pt" style:font-weight-complex="bold"/>
    </style:style>
    <style:style style:name="P28" style:family="paragraph" style:parent-style-name="Normal_20__28_Web_29_">
      <style:paragraph-properties fo:margin-top="0.1945in" fo:margin-bottom="0.1945in" loext:contextual-spacing="false" fo:text-align="justify" style:justify-single-word="false"/>
      <style:text-properties style:font-name="Arial" fo:font-size="10pt" style:font-size-asian="10pt" style:font-name-complex="Arial2" style:font-size-complex="10pt"/>
    </style:style>
    <style:style style:name="P29" style:family="paragraph" style:parent-style-name="Standard">
      <style:paragraph-properties fo:text-align="justify" style:justify-single-word="false"/>
      <style:text-properties fo:color="#000000" style:font-name="Arial" fo:font-size="9pt" fo:font-weight="bold" style:font-name-asian="Times New Roman1" style:font-size-asian="9pt" style:font-weight-asian="bold" style:font-name-complex="Arial2" style:font-size-complex="9pt" style:font-weight-complex="bold"/>
    </style:style>
    <style:style style:name="P30" style:family="paragraph" style:parent-style-name="Standard">
      <style:paragraph-properties fo:text-align="justify" style:justify-single-word="false"/>
      <style:text-properties fo:color="#000000" style:font-name="Arial" fo:font-size="9pt" style:font-name-asian="Times New Roman1" style:font-size-asian="9pt" style:font-name-complex="Arial2" style:font-size-complex="9pt"/>
    </style:style>
    <style:style style:name="P31" style:family="paragraph" style:parent-style-name="Standard">
      <style:paragraph-properties fo:orphans="0" fo:widows="0"/>
      <style:text-properties fo:color="#000000" style:font-name="Arial" style:language-asian="en" style:country-asian="US" style:font-name-complex="Arial2"/>
    </style:style>
    <style:style style:name="P32" style:family="paragraph" style:parent-style-name="Standard">
      <style:paragraph-properties fo:text-align="end" style:justify-single-word="false"/>
      <style:text-properties style:font-name="Arial" fo:font-weight="bold" officeooo:paragraph-rsid="001a2080" style:font-weight-asian="bold" style:font-name-complex="Arial2"/>
    </style:style>
    <style:style style:name="P33" style:family="paragraph" style:parent-style-name="Standard">
      <style:paragraph-properties fo:text-align="center" style:justify-single-word="false"/>
      <style:text-properties style:font-name="Arial" fo:font-weight="bold" style:font-weight-asian="bold" style:font-name-complex="Arial2"/>
    </style:style>
    <style:style style:name="P34" style:family="paragraph" style:parent-style-name="Standard">
      <style:paragraph-properties fo:text-align="justify" style:justify-single-word="false" fo:orphans="0" fo:widows="0"/>
      <style:text-properties style:font-name="Arial" fo:font-size="10pt" fo:font-weight="bold" style:font-size-asian="10pt" style:language-asian="en" style:country-asian="US" style:font-weight-asian="bold" style:font-name-complex="Arial2" style:font-size-complex="10pt" style:font-weight-complex="bold"/>
    </style:style>
    <style:style style:name="P35" style:family="paragraph" style:parent-style-name="Standard">
      <style:paragraph-properties fo:text-align="justify" style:justify-single-word="false" fo:orphans="0" fo:widows="0"/>
      <style:text-properties style:font-name="Arial" style:language-asian="en" style:country-asian="US" style:font-name-complex="Arial2"/>
    </style:style>
    <style:style style:name="P36" style:family="paragraph" style:parent-style-name="Standard">
      <style:paragraph-properties fo:text-align="end" style:justify-single-word="false"/>
      <style:text-properties officeooo:paragraph-rsid="001c0fb5"/>
    </style:style>
    <style:style style:name="P37" style:family="paragraph" style:parent-style-name="Standard" style:master-page-name="Standard">
      <style:paragraph-properties style:page-number="auto" style:shadow="none">
        <style:tab-stops/>
      </style:paragraph-properties>
      <style:text-properties officeooo:paragraph-rsid="001a2080"/>
    </style:style>
    <style:style style:name="P38" style:family="paragraph" style:parent-style-name="Standard">
      <style:paragraph-properties fo:margin-top="0in" fo:margin-bottom="0.1665in" loext:contextual-spacing="false" fo:text-align="justify" style:justify-single-word="false" fo:orphans="0" fo:widows="0"/>
      <style:text-properties style:font-name="Arial" fo:font-size="10pt" fo:font-weight="bold" style:font-size-asian="10pt" style:language-asian="en" style:country-asian="US" style:font-weight-asian="bold" style:font-name-complex="Arial2" style:font-size-complex="10pt" style:font-weight-complex="bold"/>
    </style:style>
    <style:style style:name="P39" style:family="paragraph" style:parent-style-name="Standard">
      <style:paragraph-properties fo:margin-top="0in" fo:margin-bottom="0.1665in" loext:contextual-spacing="false" fo:text-align="justify" style:justify-single-word="false" fo:orphans="0" fo:widows="0"/>
      <style:text-properties style:font-name="Arial" fo:font-size="10pt" style:font-size-asian="10pt" style:language-asian="en" style:country-asian="US" style:font-name-complex="Arial2" style:font-size-complex="10pt"/>
    </style:style>
    <style:style style:name="T1" style:family="text">
      <style:text-properties fo:color="#000000" style:font-name="Arial1" fo:font-size="9pt" style:rfc-language-tag="es-419" fo:language="es" fo:font-weight="bold" style:font-name-asian="Times New Roman1" style:font-size-asian="9pt" style:rfc-language-tag-asian="es-419" style:language-asian="es" style:font-weight-asian="bold" style:font-name-complex="Calibri1" style:font-size-complex="9pt" style:font-weight-complex="bold"/>
    </style:style>
    <style:style style:name="T2" style:family="text">
      <style:text-properties style:font-name="Arial" fo:font-weight="bold" style:font-weight-asian="bold" style:font-name-complex="Arial2"/>
    </style:style>
    <style:style style:name="T3" style:family="text">
      <style:text-properties style:font-name="Arial" fo:letter-spacing="-0.0043in" fo:font-weight="bold" style:font-weight-asian="bold" style:font-name-complex="Arial2"/>
    </style:style>
    <style:style style:name="T4" style:family="text">
      <style:text-properties style:font-name="Arial" fo:font-size="10pt" fo:font-weight="bold" style:font-size-asian="10pt" style:language-asian="en" style:country-asian="US" style:font-weight-asian="bold" style:font-name-complex="Arial2" style:font-size-complex="10pt"/>
    </style:style>
    <style:style style:name="T5" style:family="text">
      <style:text-properties style:font-name="Arial" fo:font-size="10pt" fo:font-weight="bold" style:font-size-asian="10pt" style:language-asian="en" style:country-asian="US" style:font-weight-asian="bold" style:font-name-complex="Arial2" style:font-size-complex="10pt" style:font-weight-complex="bold"/>
    </style:style>
    <style:style style:name="T6" style:family="text">
      <style:text-properties style:font-name="Arial" fo:font-size="10pt" fo:font-weight="bold" style:font-size-asian="10pt" style:font-weight-asian="bold" style:font-name-complex="Arial2" style:font-size-complex="10pt"/>
    </style:style>
    <style:style style:name="T7" style:family="text">
      <style:text-properties style:font-name="Arial" fo:font-size="10pt" style:font-size-asian="10pt" style:language-asian="en" style:country-asian="US" style:font-name-complex="Arial2" style:font-size-complex="10pt"/>
    </style:style>
    <style:style style:name="T8" style:family="text">
      <style:text-properties style:font-name="Arial" fo:font-size="10pt" style:font-size-asian="10pt" style:font-name-complex="Arial2" style:font-size-complex="10pt"/>
    </style:style>
    <style:style style:name="T9" style:family="text">
      <style:text-properties style:font-name="Arial" fo:font-size="8pt" fo:font-weight="bold" officeooo:rsid="0020aca5" style:font-name-asian="Times New Roman1" style:font-size-asian="8pt" style:font-weight-asian="bold" style:font-name-complex="Arial2" style:font-size-complex="8pt" style:font-weight-complex="bold"/>
    </style:style>
    <style:style style:name="T10" style:family="text">
      <style:text-properties style:font-name="Arial" fo:font-size="8pt" fo:font-weight="bold" style:font-size-asian="8pt" style:font-weight-asian="bold" style:font-name-complex="Arial2" style:font-size-complex="8pt" style:font-weight-complex="bold"/>
    </style:style>
    <style:style style:name="T11" style:family="text">
      <style:text-properties style:font-name="Arial" fo:font-size="8pt" style:text-underline-style="solid" style:text-underline-width="auto" style:text-underline-color="font-color" fo:font-weight="bold" style:font-size-asian="8pt" style:font-weight-asian="bold" style:font-name-complex="Arial2" style:font-size-complex="8pt" style:font-weight-complex="bold"/>
    </style:style>
    <style:style style:name="T12" style:family="text">
      <style:text-properties style:font-name="Arial" fo:language="es" fo:country="ES" fo:font-weight="bold" officeooo:rsid="00d936c0" style:font-name-asian="Calibri1" style:font-weight-asian="bold"/>
    </style:style>
    <style:style style:name="T13" style:family="text">
      <style:text-properties style:font-name="Arial" fo:font-size="9pt" style:rfc-language-tag="es-ES-u-co-trad" fo:language="es" fo:country="ES" fo:font-weight="bold" officeooo:rsid="0020aca5" style:font-name-asian="Times New Roman1" style:font-size-asian="9pt" style:language-asian="es" style:country-asian="MX" style:font-weight-asian="bold" style:font-name-complex="Arial2" style:font-size-complex="9pt" style:font-weight-complex="bold"/>
    </style:style>
    <style:style style:name="T14" style:family="text">
      <style:text-properties style:font-name="MS Mincho" fo:font-size="10pt" style:font-name-asian="MS Mincho1" style:font-size-asian="10pt" style:language-asian="en" style:country-asian="US" style:font-name-complex="MS Mincho1" style:font-size-complex="10pt"/>
    </style:style>
    <style:style style:name="T15" style:family="text">
      <style:text-properties style:font-name="MS Mincho" fo:font-size="10pt" fo:font-weight="bold" style:font-name-asian="MS Mincho1" style:font-size-asian="10pt" style:language-asian="en" style:country-asian="US" style:font-weight-asian="bold" style:font-name-complex="MS Mincho1" style:font-size-complex="10pt" style:font-weight-complex="bold"/>
    </style:style>
    <style:style style:name="T16" style:family="text">
      <style:text-properties style:font-name="Arial1" fo:font-size="11pt" officeooo:rsid="00d2f3b4" style:font-size-asian="11pt" style:font-size-complex="11pt"/>
    </style:style>
    <style:style style:name="T17" style:family="text">
      <style:text-properties officeooo:rsid="01274abb"/>
    </style:style>
    <style:style style:name="T18" style:family="text"/>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ccount_id" text:name="py3o.obj.partner_id.account_id"/>
        <text:user-field-decl office:value-type="string" office:string-value="loan_id" text:name="py3o.objects.loan_id"/>
      </text:user-field-decls>
      <text:p text:style-name="P37"><text:a xlink:type="simple" xlink:href="py3o://for=%22obj%20in%20objects%22" text:style-name="Internet_20_link" text:visited-style-name="Visited_20_Internet_20_Link"><text:span text:style-name="T16">for="obj in objects"</text:span></text:a></text:p>
      <text:p text:style-name="P21"><text:a xlink:type="simple" xlink:href="py3o://with=%22lang=obj.partner_id.lang%20or%20'en_US'%22" text:style-name="Internet_20_link" text:visited-style-name="Visited_20_Internet_20_Link"><text:span text:style-name="T16">with="lang=obj.partner_id.lang or 'en_US'"</text:span></text:a></text:p>
      <text:p text:style-name="P20"><text:a xlink:type="simple" xlink:href="py3o://with=%22o=obj.with_context(lang=lang)%22" text:style-name="Internet_20_link" text:visited-style-name="Visited_20_Internet_20_Link"><text:span text:style-name="T12">with="o=obj.with_context(lang=lang)"</text:span></text:a></text:p>
      <text:p text:style-name="P32"/>
      <text:p text:style-name="P36"><text:span text:style-name="T2">No. De Crédito: </text:span><text:span text:style-name="T13"><text:user-field-get text:name="py3o.objects.loan_id">loan_id</text:user-field-get></text:span></text:p>
      <text:p text:style-name="P36"><text:span text:style-name="T2">Fecha:</text:span><text:span text:style-name="T10"> </text:span><text:span text:style-name="T11"><text:text-input text:description="py3o://function=&quot;format_datetime(o.approve_date, format='full', locale='es_MX')&quot;">[approve_date]</text:text-input></text:span></text:p>
      <text:p text:style-name="P2"/>
      <text:p text:style-name="P2">ANEXO 5<text:bookmark text:name="_GoBack"/></text:p>
      <text:p text:style-name="P8"><text:span text:style-name="T2">AL CONTRATO DE APERTURA </text:span><text:span text:style-name="T3">CRÉDITO EN CUENTA CORRIENTE</text:span></text:p>
      <text:p text:style-name="P3"/>
      <text:p text:style-name="P2">TRANSCRIPCIÓN DE ARTÍCULOS</text:p>
      <text:p text:style-name="P2"/>
      <text:p text:style-name="P2"/>
      <text:p text:style-name="P1"><text:span text:style-name="T4">DISPOSICIONES LEGALES REFERIDAS EN EL CONTRATO QUE SE TRANSCRIBEN PARA CONSULTA D</text:span><text:span text:style-name="T5">EL ACREDITADO: </text:span></text:p>
      <text:p text:style-name="P9"/>
      <text:p text:style-name="P9">LEY GENERAL DE TÍTULOS Y OPERACIONES DE CRÉDITO http://www.diputados.gob.mx/LeyesBiblio/pdf/145_220618.pdf</text:p>
      <text:p text:style-name="P9"><text:s/></text:p>
      <text:p text:style-name="P4"/>
      <text:p text:style-name="P38">Artículo 9° fracción II de la Ley General de Títulos y Operaciones de Crédito </text:p>
      <text:p text:style-name="P1"><text:span text:style-name="T7">La representación para otorgar o suscribir títulos de crédito se confiere:</text:span><text:span text:style-name="T14"> </text:span><text:span text:style-name="T7">I.- Mediante poder inscrito debidamente en el Registro de Comercio; y</text:span><text:span text:style-name="T14"> </text:span><text:span text:style-name="T7">II.- Por simple declaración escrita dirigida al tercero con quien habrá de contratar el representante.</text:span><text:span text:style-name="T14"> </text:span><text:span text:style-name="T7">En el caso de la fracción I, la representación se entenderá conferida respecto de cualquier persona y en el de la fracción II sólo respecto de aquella a quien la declaración escrita haya sido dirigida.</text:span><text:span text:style-name="T14"> </text:span><text:span text:style-name="T7">En ambos casos, la representación no tendrá más límites que los que expresamente le haya fijado el representado en el instrumento o declaración respectivos. </text:span></text:p>
      <text:p text:style-name="P6"/>
      <text:p text:style-name="P14"><text:span text:style-name="T6">Artículo 291 </text:span><text:span text:style-name="T5">de la Ley General de Títulos y Operaciones de Crédito</text:span></text:p>
      <text:p text:style-name="P15"/>
      <text:p text:style-name="P25">En virtud de la apertura de crédito, el acreditante se obliga a poner una suma de dinero a disposición del acreditado, o a contraer por cuenta de éste una obligación, para que el mismo haga uso del crédito concedido en la forma y en los términos y condiciones convenidos, quedando obligado el acreditado a restituir al acreditante las sumas de que disponga, o a cubrirlo oportunamente por el importe de la obligación que contrajo, y en todo caso a pagarle los intereses, prestaciones, gastos y comisiones que se estipulen. </text:p>
      <text:p text:style-name="P6"/>
      <text:p text:style-name="P14"><text:span text:style-name="T6">Artículo 298 </text:span><text:span text:style-name="T5">de la Ley General de Títulos y Operaciones de Crédito</text:span></text:p>
      <text:p text:style-name="P24">La apertura de crédito simple o en cuenta corriente, puede ser pactada con garantía personal o real. La garantía se entenderá́ extendida, salvo pacto en contrario, a las cantidades de que el acreditado haga uso dentro de los límites del crédito. </text:p>
      <text:p text:style-name="P16"/>
      <text:p text:style-name="P14"><text:span text:style-name="T5">Art. 346 al Art. 380 de la Ley General de Títulos y Operaciones de Crédito</text:span><text:span text:style-name="T15"> </text:span></text:p>
      <text:p text:style-name="P5"/>
      <text:p text:style-name="P1"><text:span text:style-name="T5">Artículo 346</text:span><text:span text:style-name="T15"> </text:span><text:span text:style-name="T7">La prenda sin transmisión de posesión constituye un derecho real sobre bienes muebles que tiene por objeto garantizar el cumplimiento de una obligación y su preferencia en el pago, conservando el deudor la posesión de tales bienes, salvo en su caso, lo previsto en el artículo 363 de esta Ley.</text:span><text:span text:style-name="T14"> </text:span><text:span text:style-name="T7">La prenda sin transmisión de posesión se regirá por lo dispuesto por esta sección y, en lo no previsto o en lo que no se oponga a ésta, por la sección sexta anterior.</text:span><text:span text:style-name="T14"> </text:span><text:span text:style-name="T7">En cualquier caso, el proceso de ejecución de la garantía se sujetará a lo establecido por el Libro Quinto Título Tercero Bis del Código de Comercio.</text:span><text:span text:style-name="T14"> </text:span></text:p>
      <text:p text:style-name="P10"/>
      <text:p text:style-name="P1"><text:span text:style-name="T5">Artículo 347</text:span><text:span text:style-name="T15"> </text:span><text:span text:style-name="T7">Los contratos mediante los cuales se documente la constitución de garantías a través de la prenda sin transmisión de posesión, serán mercantiles para todas las partes que intervengan en ellos. Se exceptúan </text:span><text:soft-page-break/><text:span text:style-name="T7">aquellos actos que se celebren entre dos o más personas físicas que no tengan el carácter de comerciantes en los términos del Código de Comercio, así como aquellos actos que, de conformidad con el mismo, no se reputen como actos de comercio.</text:span><text:span text:style-name="T14"> </text:span><text:span text:style-name="T7">En las controversias que se susciten con motivo de la prenda sin transmisión de posesión, se estará a lo dispuesto por los artículos 1049 y 1050 del mencionado Código.</text:span><text:span text:style-name="T14"> </text:span></text:p>
      <text:p text:style-name="P18"><text:span text:style-name="T5">Artículo 348</text:span><text:span text:style-name="T15"> </text:span><text:span text:style-name="T7">El importe de la obligación garantizada podrá ser una cantidad determinada o determinable al momento de la constitución de la garantía, siempre que, al momento de la ejecución de esta última, dicha cantidad pueda ser determinada.</text:span><text:span text:style-name="T14"> </text:span><text:span text:style-name="T7">Salvo pacto en contrario, la obligación garantizada incluirá los intereses ordinarios y moratorios estipulados en el contrato respectivo o en su defecto los previstos en la ley, así como los gastos incurridos en el proceso de ejecución de la garantía.</text:span><text:span text:style-name="T14"> </text:span></text:p>
      <text:p text:style-name="P18"><text:span text:style-name="T5">Artículo 349</text:span><text:span text:style-name="T15"> </text:span><text:span text:style-name="T7">Cuando el deudor esté facultado para hacer pagos parciales, la garantía se reducirá desde luego y de manera proporcional con respecto de los pagos realizados, si ésta recae sobre varios objetos o éstos son cómodamente divisibles en razón de su naturaleza jurídica, sin reducir su valor, y siempre que los derechos del acreedor queden debidamente garantizados.</text:span><text:span text:style-name="T14"> </text:span></text:p>
      <text:p text:style-name="P18"><text:span text:style-name="T5">Artículo 350</text:span><text:span text:style-name="T15"> </text:span><text:span text:style-name="T7">En caso de que el deudor se encuentre sujeto a un proceso concursal, los créditos a su cargo garantizados mediante prenda sin transmisión de posesión, serán exigibles desde la fecha de la declaración y seguirán devengando los intereses ordinarios estipulados, hasta donde alcance la respectiva garantía. </text:span></text:p>
      <text:p text:style-name="P18"><text:span text:style-name="T5">Artículo 351 </text:span><text:span text:style-name="T7">En caso de concurso o quiebra del deudor, los bienes objeto de prenda sin transmisión de posesión que existan en la masa, podrán ser ejecutados por el acreedor prendario, mediante la acción que corresponda conforme a la ley de la materia, ante el juez concursal, el cual deberá decretar, sin más trámite, la ejecución solicitada.</text:span><text:span text:style-name="T14"> </text:span><text:span text:style-name="T7">Si hubiera oposición, el litigio se resolverá por la vía incidental. La resolución que el juez dicte, haya habido o no litigio, sólo será apelable en el efecto devolutivo. </text:span></text:p>
      <text:p text:style-name="P18"><text:span text:style-name="T5">Artículo 352 </text:span><text:span text:style-name="T7">Podrá garantizarse con prenda sin transmisión de posesión cualquier obligación, con independencia de la actividad preponderante a la que se dedique el deudor.</text:span><text:span text:style-name="T14"> </text:span></text:p>
      <text:p text:style-name="P18"><text:span text:style-name="T5">Artículo 353</text:span><text:span text:style-name="T15"> </text:span><text:span text:style-name="T7">Pueden ser dados en prenda sin transmisión de posesión toda clase de derechos y bienes muebles, salvo aquellos que conforme a la Ley sean estrictamente personales de su titular. </text:span></text:p>
      <text:p text:style-name="P18"><text:span text:style-name="T7">No podrá constituirse prenda ordinaria u otra garantía, sobre los bienes que ya se encuentren pignorados con arreglo a esta Sección Séptima.</text:span><text:span text:style-name="T14"> </text:span></text:p>
      <text:p text:style-name="P18"><text:span text:style-name="T5">Artículo 354</text:span><text:span text:style-name="T15"> </text:span><text:span text:style-name="T7">Los bienes pignorados deberán identificarse, salvo el caso en que el deudor dé en prenda sin transmisión de posesión a su acreedor todos los bienes muebles que utilice para la realización de su actividad preponderante, en cuyo caso éstos podrán identificarse en forma genérica. </text:span></text:p>
      <text:p text:style-name="P18"><text:span text:style-name="T5">Artículo 355 </text:span><text:span text:style-name="T7">Podrán darse en prenda sin transmisión de posesión los bienes muebles siguientes:</text:span><text:span text:style-name="T14"> </text:span><text:span text:style-name="T7">I. Aquellos bienes y derechos que obren en el patrimonio del deudor al momento de otorgar la prenda sin transmisión de posesión, incluyendo los nombres comerciales, las marcas y otros derechos;</text:span><text:span text:style-name="T14"> </text:span><text:span text:style-name="T7">II. Los de naturaleza igual o semejante a los señalados en la fracción anterior, que adquiera el deudor en fecha posterior a la constitución de la prenda sin transmisión de posesión;</text:span><text:span text:style-name="T14"> </text:span><text:span text:style-name="T7">III. Los bienes que se deriven como frutos o productos futuros, pendientes o ya obtenidos, de los mencionados en las fracciones anteriores;</text:span><text:span text:style-name="T14"> </text:span><text:span text:style-name="T7">IV. Los bienes que resulten de procesos de transformación de los bienes antes señalados, y</text:span><text:span text:style-name="T14"> </text:span><text:span text:style-name="T7">V. Los bienes o derechos que el deudor reciba o tenga derecho a recibir, en pago por la enajenación a terceros de los bienes pignorados a que se refiere este artículo o como indemnización en caso de daños o destrucción de dichos bienes.</text:span><text:span text:style-name="T14"> </text:span></text:p>
      <text:p text:style-name="P18"><text:span text:style-name="T5">Artículo 356</text:span><text:span text:style-name="T15"> </text:span><text:span text:style-name="T7">El deudor prendario, salvo pacto en contrario, tendrá derecho a:</text:span><text:span text:style-name="T14"> </text:span><text:span text:style-name="T7">I. Hacer uso de los bienes pignorados, así como combinarlos con otros y emplearlos en la fabricación de otros bienes, siempre y cuando en estos dos últimos supuestos su valor no disminuya y los bienes producidos pasen a formar parte de la garantía en cuestión;</text:span><text:span text:style-name="T14"> </text:span><text:span text:style-name="T7">II. Percibir y utilizar los frutos y productos de los bienes pignorados, y</text:span><text:span text:style-name="T14"> </text:span><text:span text:style-name="T7">III. Enajenar los bienes pignorados, en el curso normal de su actividad preponderante, en cuyo caso cesarán los efectos de la garantía prendaria y los derechos de persecución con relación a los adquirentes de buena fe, quedando en prenda los bienes o derechos que el deudor reciba o tenga derecho a recibir en pago por la enajenación de los referidos bienes.</text:span><text:span text:style-name="T14"> </text:span><text:span text:style-name="T7">El derecho otorgado al deudor para vender o transferir, en el curso ordinario de sus actividades </text:span><text:soft-page-break/><text:span text:style-name="T7">preponderantes, los bienes pignorados quedará extinguido desde el momento en que reciba notificación del inicio de cualquiera de los procedimientos de ejecución en su contra, previstos en el Libro Quinto, Título Tercero Bis del Código de Comercio. En caso de que los bienes pignorados representen más del 80% de los activos del deudor, éste podrá enajenarlos en el curso ordinario de sus actividades, con la previa autorización del Juez o del acreedor, según sea el caso. </text:span></text:p>
      <text:p text:style-name="P18"><text:span text:style-name="T5">Artículo 357</text:span><text:span text:style-name="T15"> </text:span><text:span text:style-name="T7">Para efectos de lo dispuesto en los artículos 355 y 356, las partes deberán convenir, al celebrar el contrato de prenda sin transmisión de posesión:</text:span><text:span text:style-name="T14"> </text:span><text:span text:style-name="T7">I. En su caso, los lugares en los que deberán encontrarse los bienes pignorados;</text:span><text:span text:style-name="T14"> </text:span><text:span text:style-name="T7">II. Las contraprestaciones mínimas que deberá recibir el deudor de su contraparte, por la venta o transferencia de los bienes pignorados;</text:span><text:span text:style-name="T14"> </text:span><text:span text:style-name="T7">III. Las características o categorías que permitan identificar a la persona o personas, o a estas últimas de manera específica, a las que el deudor podrá vender o transferir dichos bienes, así como el destino que el deudor deberá dar al dinero, bienes o derechos que reciba en pago, y</text:span><text:span text:style-name="T14"> </text:span><text:span text:style-name="T7">IV. La información que el deudor deberá entregar al acreedor sobre la transformación, venta, o transferencia de los mencionados bienes.</text:span><text:span text:style-name="T14"> </text:span><text:span text:style-name="T7">En caso de incumplimiento a las estipulaciones convenidas con base en este artículo, el crédito garantizado con la prenda sin transmisión de posesión se tendrá por vencido anticipadamente.</text:span><text:span text:style-name="T14"> </text:span></text:p>
      <text:p text:style-name="P18"><text:span text:style-name="T5">Artículo 358 </text:span><text:span text:style-name="T7">No obstante que el deudor dé en prenda sin transmisión de posesión a su acreedor todos los bienes muebles que utilice para la realización de sus actividades preponderantes, el deudor podrá dar en garantía a otros acreedores, en los términos previstos en esta Sección Séptima, los bienes que adquiera con los recursos del crédito que le otorguen los nuevos acreedores. </text:span></text:p>
      <text:p text:style-name="P19">En este supuesto, el primer acreedor seguirá teniendo preferencia para el pago de su crédito sobre todos los bienes muebles que el deudor le haya dado en prenda sin transmisión de posesión, frente a cualquier acreedor, con excepción de los bienes adquiridos por el deudor con los recursos que le proporcione el nuevo acreedor, los cuales podrán servir de garantía a este último y asegurar su preferencia en el pago, respecto a cualquier otro acreedor del deudor, incluyendo al primer acreedor. </text:p>
      <text:p text:style-name="P18"><text:span text:style-name="T7">La excepción a que se refiere este artículo, sólo procederá tratándose de bienes muebles que puedan identificarse con toda precisión y distinguirse del resto de los bienes muebles que el deudor haya dado en prenda al primer acreedor.</text:span><text:span text:style-name="T14"> </text:span></text:p>
      <text:p text:style-name="P18"><text:span text:style-name="T5">Artículo 359 </text:span><text:span text:style-name="T7">Pueden garantizarse con prenda sin transmisión de posesión obligaciones futuras, pero en este caso no puede ejecutarse la garantía, ni adjudicarse al acreedor, sin que la obligación principal llegue a ser exigible.</text:span><text:span text:style-name="T14"> </text:span></text:p>
      <text:p text:style-name="P18"><text:span text:style-name="T5">Artículo 360</text:span><text:span text:style-name="T15"> </text:span><text:span text:style-name="T7">En caso de que en el contrato respectivo se establezca que los bienes pignorados deban estar asegurados por una cantidad que alcance a cubrir su valor de reposición, el deudor tendrá la facultad de determinar la compañía aseguradora que se encargará de ello. En el mencionado seguro deberá designarse como beneficiario al acreedor prendario. El saldo insoluto del crédito garantizado, se reducirá en la proporción del pago que el acreedor reciba de la institución de seguros. De existir algún remanente, el acreedor deberá entregarlo al deudor, a más tardar el tercer día hábil siguiente a la fecha en que lo reciba. </text:span></text:p>
      <text:p text:style-name="P18"><text:span text:style-name="T5">Artículo 361 </text:span><text:span text:style-name="T7">El deudor no podrá transferir la posesión sin autorización previa del acreedor, salvo pacto en contrario.</text:span><text:span text:style-name="T14"> </text:span><text:span text:style-name="T7">Serán por cuenta del deudor los gastos necesarios para la debida conservación, reparación, administración y recolección de los bienes pignorados.</text:span><text:span text:style-name="T14"> </text:span><text:span text:style-name="T7">El acreedor tiene el derecho de exigir al deudor otra prenda o el pago de la deuda aun antes del plazo convenido, si la cosa dada en prenda se pierde o se deteriora en exceso del límite que al efecto estipulen los contratantes. </text:span></text:p>
      <text:p text:style-name="P18"><text:span text:style-name="T5">Artículo 362</text:span><text:span text:style-name="T15"> </text:span><text:span text:style-name="T7">El deudor estará obligado a permitir al acreedor la inspección de los bienes pignorados a efecto de determinar, según corresponda, su peso, cantidad y estado de conservación general. Dicha inspección tendrá las características y extensión que al efecto convengan las partes.</text:span><text:span text:style-name="T14"> </text:span><text:span text:style-name="T7">De convenirse así en el contrato, si el valor de mercado de los bienes dados en prenda sin transmisión de posesión disminuye de manera que no baste para cubrir el importe del principal y los accesorios de la deuda que garantizan, el deudor podrá dar bienes adicionales para restituir la proporción original. En caso contrario, el crédito podrá darse por vencido anticipadamente, una vez que se haya realizado el procedimiento previsto en el artículo siguiente, teniendo el acreedor que notificar al deudor de ello judicialmente o a través de fedatario. Al efecto, las partes deberán convenir el alcance que dicha </text:span><text:soft-page-break/><text:span text:style-name="T7">reducción de valor de mercado habrá de sufrir, para que el crédito pueda darse por vencido anticipadamente.</text:span><text:span text:style-name="T14"> </text:span></text:p>
      <text:p text:style-name="P18"><text:span text:style-name="T5">Artículo 363</text:span><text:span text:style-name="T15"> </text:span><text:span text:style-name="T7">Desde la celebración del contrato constitutivo de prenda sin transmisión de posesión, las partes deberán establecer las bases para designar a un perito, cuya responsabilidad será dictaminar, una vez que haya oído a ambas partes, la actualización de los supuestos previstos en los artículos 361 y 362.</text:span><text:span text:style-name="T14"> </text:span><text:span text:style-name="T7">Las partes podrán designar como perito para los efectos de lo dispuesto en este artículo, a un almacén general de depósito, así como encomendar a éste la guarda y conservación de los bienes pignorados, en términos de la fracción I del artículo 357.</text:span><text:span text:style-name="T14"> </text:span></text:p>
      <text:p text:style-name="P18"><text:span text:style-name="T5">Artículo 364</text:span><text:span text:style-name="T15"> </text:span><text:span text:style-name="T7">El acreedor está obligado a liberar la prenda, luego que estén pagados íntegramente el principal, los intereses y los demás accesorios de la deuda, a cuyo efecto se seguirán las mismas formalidades utilizadas para su constitución. Cuando el acreedor no libere la prenda, de conformidad con lo establecido en el párrafo anterior, resarcirá al deudor los daños y perjuicios que con ello le ocasione, independientemente de que deberá liberar los bienes dados en prenda.</text:span><text:span text:style-name="T14"> </text:span></text:p>
      <text:p text:style-name="P18"><text:span text:style-name="T5">Artículo 365</text:span><text:span text:style-name="T15"> </text:span><text:span text:style-name="T7">El contrato constitutivo de la prenda sin transmisión de posesión, deberá constar por escrito y cuando la operación se refiera a bienes cuyo monto sea igual o superior al equivalente en moneda nacional a doscientos cincuenta mil Unidades de Inversión, las partes deberán ratificar sus firmas ante fedatario.</text:span><text:span text:style-name="T14"> </text:span><text:span text:style-name="T7">La garantía se tendrá por constituida a la firma del contrato, surtiendo efectos entre las partes desde la fecha de su celebración.</text:span><text:span text:style-name="T14"> </text:span></text:p>
      <text:p text:style-name="P18"><text:span text:style-name="T5">Artículo 366</text:span><text:span text:style-name="T15"> </text:span><text:span text:style-name="T7">La prenda sin transmisión de posesión surtirá efectos contra terceros a partir de la fecha de su inscripción en el registro.</text:span><text:span text:style-name="T14"> </text:span></text:p>
      <text:p text:style-name="P18"><text:span text:style-name="T5">Artículo 367</text:span><text:span text:style-name="T15"> </text:span><text:span text:style-name="T7">Los acreedores garantizados con prenda sin transmisión de posesión, percibirán el principal y los intereses de sus créditos del producto de los bienes objeto de esas garantías, con exclusión absoluta de los demás acreedores del deudor. </text:span></text:p>
      <text:p text:style-name="P18"><text:span text:style-name="T7">Lo dispuesto en el párrafo anterior, es sin perjuicio de las preferencias que conforme a la ley correspondan a los créditos laborales a cargo del deudor.</text:span><text:span text:style-name="T14"> </text:span><text:span text:style-name="T7">En todo caso, los embargos por adeudos laborales que recaigan sobre bienes en posesión del deudor, deberán hacerse únicamente sobre aquellos que cubran el importe del crédito laboral correspondiente. </text:span></text:p>
      <text:p text:style-name="P18"><text:span text:style-name="T7">Cuando los bienes objeto de la garantía hayan sido adquiridos con el producto del crédito garantizado, la prelación que establece este artículo, por lo que se refiere a los bienes mencionados, prevalecerá sobre la que corresponda a los acreedores de los créditos mencionados en el segundo párrafo de esta disposición.</text:span><text:span text:style-name="T14"> </text:span></text:p>
      <text:p text:style-name="P18"><text:span text:style-name="T5">Artículo 368 </text:span><text:span text:style-name="T7">La prenda sin transmisión de posesión tendrá la prelación a la que se refiere el artículo anterior, desde el momento de su registro.</text:span><text:span text:style-name="T14"> </text:span><text:span text:style-name="T7">La prelación de los nuevos acreedores a que se refiere el artículo 358 no se verá afectada por el hecho de registrar sus garantías, con posterioridad al registro de aquellas mediante las cuales el deudor haya otorgado en garantía al otro acreedor todos los bienes muebles que utilice en la realización de sus actividades preponderantes. </text:span></text:p>
      <text:p text:style-name="P18"><text:span text:style-name="T5">Artículo 369 </text:span><text:span text:style-name="T7">La garantía sobre un bien mueble constituida, en términos de esta Sección Séptima, tiene prelación sobre la garantía hipotecaria, refaccionaria o fiduciaria, si aquélla se inscribe antes de que el mencionado bien mueble se adhiera, en su caso, al bien inmueble objeto de dichas garantías.</text:span><text:span text:style-name="T14"> </text:span></text:p>
      <text:p text:style-name="P18"><text:span text:style-name="T5">Artículo 370 </text:span><text:span text:style-name="T7">La prelación entre las garantías que no hayan sido inscritas, será determinada por el orden cronológico de los contratos fehacientes respectivos.</text:span><text:span text:style-name="T14"> </text:span></text:p>
      <text:p text:style-name="P18"><text:span text:style-name="T5">Artículo 371</text:span><text:span text:style-name="T15"> </text:span><text:span text:style-name="T7">La prenda sin transmisión de posesión, registrada, tendrá prelación sobre: </text:span></text:p>
      <text:p text:style-name="P18"><text:span text:style-name="T7">I. Los créditos quirografarios;</text:span><text:span text:style-name="T14"> </text:span><text:span text:style-name="T7">II. Los créditos con garantía real no registrados, y</text:span><text:span text:style-name="T14"> </text:span><text:span text:style-name="T7">III. Los gravámenes judiciales preexistentes no registrados.</text:span><text:span text:style-name="T14"> </text:span></text:p>
      <text:p text:style-name="P18"><text:soft-page-break/><text:span text:style-name="T5">Artículo 372</text:span><text:span text:style-name="T15"> </text:span><text:span text:style-name="T7">La prelación que se establece en favor de los acreedores, garantizados conforme a esta Sección Séptima, puede ser modificada mediante convenio suscrito por el acreedor afectado.</text:span><text:span text:style-name="T14"> </text:span><text:span text:style-name="T7">La nueva prelación establecida por las partes, surtirá efectos a partir de su inscripción.</text:span><text:span text:style-name="T14"> </text:span></text:p>
      <text:p text:style-name="P18"><text:span text:style-name="T5">Artículo 373</text:span><text:span text:style-name="T15"> </text:span><text:span text:style-name="T7">Se entenderá por adquirente de mala fe, para efectos de lo dispuesto en el artículo 356, a toda persona que, sabedora de la existencia de la garantía, adquiera los bienes muebles objeto de la misma sin consentimiento del acreedor.</text:span><text:span text:style-name="T14"> </text:span></text:p>
      <text:p text:style-name="P18"><text:span text:style-name="T5">Artículo 374</text:span><text:span text:style-name="T15"> </text:span><text:span text:style-name="T7">El deudor estará obligado a solicitar autorización por escrito del acreedor garantizado, para enajenar en términos del artículo 356, los bienes objeto de la garantía, a las siguientes personas:</text:span><text:span text:style-name="T14"> </text:span><text:span text:style-name="T7">I. Las físicas y morales que detenten más del cinco por ciento de los títulos representativos del capital del deudor;</text:span><text:span text:style-name="T14"> </text:span><text:span text:style-name="T7">II. Los miembros propietarios y suplentes del consejo de administración del deudor;</text:span><text:span text:style-name="T14"> </text:span><text:span text:style-name="T7">III. Los cónyuges y las personas que tengan parentesco por consanguinidad o afinidad hasta el segundo grado, o civil, con las personas mencionadas en las fracciones anteriores, o con el propio deudor, si éste es persona física, y IV. Los empleados, funcionarios y acreedores del deudor.</text:span><text:span text:style-name="T14"> </text:span><text:span text:style-name="T7">Para los efectos de la autorización que deberá otorgar el acreedor garantizado, éste tendrá diez días naturales para hacerlo; de no contestar, se entenderá tácitamente otorgada en favor del deudor.</text:span><text:span text:style-name="T14"> </text:span><text:span text:style-name="T7">Las enajenaciones realizadas sin contar con la autorización a que se refiere este artículo y el anterior, en lo conducente, serán nulas, por lo que no cesarán los efectos de la garantía y el acreedor conservará el derecho de persecución sobre los bienes respectivos con relación a los adquirentes; sin perjuicio de que el acreedor exija al deudor el pago de los daños y perjuicios que dicha enajenación le cause.</text:span><text:span text:style-name="T14"> </text:span><text:span text:style-name="T7">Asimismo, podrá preverse en el contrato respectivo que, de realizarse enajenaciones en contravención a lo dispuesto por este artículo, el plazo del crédito se tendrá por vencido anticipadamente.</text:span><text:span text:style-name="T14"> </text:span></text:p>
      <text:p text:style-name="P18"><text:span text:style-name="T5">Artículo 375</text:span><text:span text:style-name="T15"> </text:span><text:span text:style-name="T7">Las acciones de los acreedores garantizados conforme a esta Sección Séptima, prescriben en tres años, contados desde que la obligación garantizada pudo exigirse.</text:span><text:span text:style-name="T14"> </text:span></text:p>
      <text:p text:style-name="P18"><text:span text:style-name="T5">Artículo 376</text:span><text:span text:style-name="T15"> </text:span><text:span text:style-name="T7">Los actos en los que se haga constar la constitución, modificación, extinción, cesión y las resoluciones judiciales sobre cancelaciones de la prenda sin transmisión de posesión a que se refiere esta Sección Séptima, deberán ser inscritos en el Registro Público de Comercio del lugar en el que se encuentre ubicado el domicilio del deudor o, en los casos que proceda, en el Registro Especial que corresponda según su naturaleza.</text:span><text:span text:style-name="T14"> </text:span></text:p>
      <text:p text:style-name="P18"><text:span text:style-name="T5">Artículo 377</text:span><text:span text:style-name="T15"> </text:span><text:span text:style-name="T7">Los registradores se abstendrán de suspender o denegar la inscripción de garantías sobre bienes muebles, cuya identificación se realice en forma genérica y correspondan a la actividad preponderante del deudor, en términos de lo dispuesto en el artículo 354.</text:span><text:span text:style-name="T14"> </text:span></text:p>
      <text:p text:style-name="P18"><text:span text:style-name="T5">Artículo 378</text:span><text:span text:style-name="T15"> </text:span><text:span text:style-name="T7">Tratándose de obligaciones garantizadas cuyo importe sea determinable al momento de la ejecución de la garantía, procederá su registro aun cuando no se fije la cantidad máxima que garantice el gravamen.</text:span><text:span text:style-name="T14"> </text:span></text:p>
      <text:p text:style-name="P18"><text:span text:style-name="T5">Artículo 379</text:span><text:span text:style-name="T15"> </text:span><text:span text:style-name="T7">Se deroga. </text:span></text:p>
      <text:p text:style-name="P18"><text:span text:style-name="T5">Artículo 380 </text:span><text:span text:style-name="T7">Al que, teniendo la posesión material de los bienes objeto de garantías otorgadas mediante prenda sin transmisión de la posesión, aun siendo el acreedor, transmita en términos distintos a los previstos en la ley, grave o afecte la propiedad o posesión de los mismos, sustraiga sus componentes o los desgaste fuera de su uso normal o por alguna razón disminuya intencionalmente el valor de los mismos, se le sancionará con prisión hasta de un año y multa de cien veces el salario mínimo general diario vigente en el Distrito Federal, cuando el monto de la garantía no exceda de doscientas veces el equivalente de dicho salario. </text:span></text:p>
      <text:p text:style-name="P19">Si dicho monto excede de esta cantidad, pero no de diez mil, la prisión será de uno a seis años y la multa de cien a ciento ochenta veces el salario mínimo general diario vigente en el Distrito Federal. Si el monto es mayor al equivalente de diez mil días de dicho salario, la prisión será de seis a doce años y la multa de ciento veinte veces el salario mínimo general diario vigente en el Distrito Federal. </text:p>
      <text:p text:style-name="P26">LEY GENERAL DE ORGANIZACIONES Y ACTIVIDADES AUXILIARES DEL CRÉDITO </text:p>
      <text:p text:style-name="P26">http://www.diputados.gob.mx/LeyesBiblio/pdf/139_090318.pdf</text:p>
      <text:p text:style-name="P19"><text:soft-page-break/></text:p>
      <text:p text:style-name="P27">Art. 56 de la Ley General de Organizaciones y Actividades Auxiliares del Crédito: </text:p>
      <text:p text:style-name="P28">La inspección y vigilancia de las organizaciones auxiliares del crédito, casas de cambio y sociedades financieras de objeto múltiple reguladas queda confiada a la Comisión Nacional Bancaria y de Valores, la que tendrá, en lo que no se oponga a esta Ley, respecto de dichas organizaciones auxiliares del crédito, casas de cambio y sociedades financieras de objeto múltiple reguladas, todas las facultades que en materia de inspección y vigilancia le confiere la Ley de Instituciones de Crédito para instituciones de banca múltiple, quien la llevará a cabo sujetándose a lo previsto en su ley, en el Reglamento respectivo y en las demás disposiciones que resulten aplicables. </text:p>
      <text:p text:style-name="P28">En lo que respecta a las sociedades financieras de objeto múltiple no reguladas, los centros cambiarios y los transmisores de dinero, la inspección y vigilancia de estas sociedades, se llevará a cabo por la mencionada Comisión, exclusivamente para verificar el cumplimiento de los preceptos a que se refiere el artículo 95 Bis de esta Ley y las disposiciones de carácter general que de éste deriven. </text:p>
      <text:p text:style-name="P28">Las organizaciones auxiliares del crédito y casas de cambio deberán rendir a la Secretaría de Hacienda y Crédito Público y a la Comisión Nacional Bancaria y de Valores, en la forma y términos que al efecto establezcan, los informes, documentos y pruebas que sobre su organización, operaciones, contabilidad, inversiones o patrimonio les soliciten para fines de regulación, supervisión, control, inspección, vigilancia, estadística y demás funciones que, conforme a esta Ley u otras disposiciones legales y administrativas, les corresponda ejercer. </text:p>
      <text:p text:style-name="P5">Art. 87-B de la Ley General de Organizaciones y Actividades Auxiliares del Crédito: </text:p>
      <text:p text:style-name="P6"/>
      <text:p text:style-name="P1"><text:span text:style-name="T7">El otorgamiento de crédito, así como la celebración de arrendamiento financiero o factoraje financiero podrán realizarse en forma habitual y profesional por cualquier persona sin necesidad de requerir autorización del Gobierno Federal para ello.</text:span><text:span text:style-name="T14"> </text:span><text:span text:style-name="T7">Aquellas sociedades anónimas que, en sus estatutos sociales, contemplen expresamente como objeto social principal la realización habitual y profesional de una o más de las actividades que se indican en el párrafo anterior, se considerarán como sociedades financieras de objeto múltiple. Dichas sociedades se reputarán entidades financieras, que podrán ser: </text:span></text:p>
      <text:p text:style-name="P18"><text:span text:style-name="T7">I. Sociedades financieras de objeto múltiple reguladas, o</text:span><text:span text:style-name="T14"> </text:span><text:span text:style-name="T7">II. Sociedades financieras de objeto múltiple no reguladas.</text:span><text:span text:style-name="T14"> </text:span><text:span text:style-name="T7">Las sociedades señaladas en la fracción I anterior serán aquellas en las que, en los términos de esta ley, mantengan vínculos patrimoniales instituciones de crédito o sociedades controladoras de grupos financieros de los que formen parte instituciones de crédito. Estas sociedades deberán agregar a su denominación social la expresión "sociedad financiera de objeto múltiple" o su acrónimo "SOFOM", seguido de las palabras "entidad regulada" o su abreviatura "E.R.". Las sociedades financieras de objeto múltiple reguladas estarán sujetas a la supervisión de la Comisión Nacional Bancaria y de Valores.</text:span><text:span text:style-name="T14"> </text:span><text:span text:style-name="T7">Las sociedades previstas en la fracción II de este artículo serán aquellas en cuyo capital no participen, en los términos y condiciones antes señalados, cualquiera de las entidades a que se refiere el párrafo anterior. Estas sociedades deberán agregar a su denominación social la expresión "sociedad financiera de objeto múltiple" o su acrónimo "SOFOM", seguido de las palabras "entidad no regulada" o su abreviatura "E.N.R.".</text:span><text:span text:style-name="T14"> </text:span><text:span text:style-name="T7">Las sociedades financieras de objeto múltiple no reguladas estarán sujetas a la supervisión de la Comisión Nacional Bancaria y de Valores, de conformidad con lo dispuesto en el artículo 56 de esta Ley, para lo cual, la mencionada Comisión tomará como base la información a que se refiere el segundo párrafo del artículo 87 -K de la misma Ley. </text:span></text:p>
      <text:p text:style-name="P38">Art. 87-E de la Ley General de Organizaciones y Actividades Auxiliares del Crédito: </text:p>
      <text:p text:style-name="P19">En los contratos de arrendamiento financiero, factoraje financiero y crédito que celebren las sociedades financieras de objeto múltiple y en los que se pacte que el arrendatario, el factorado o el acreditado pueda disponer de la suma acreditada o del importe del préstamo en cantidades parciales o esté autorizado para efectuar reembolsos previos al vencimiento del término señalado en el contrato, el estado de cuenta certificado por el contador de la sociedad correspondiente hará fe, salvo prueba en contrario, en el juicio respectivo para la fijación del saldo resultante a cargo del deudor. </text:p>
      <text:p text:style-name="P38"><text:soft-page-break/>Art. 87-F de la Ley General de Organizaciones y Actividades Auxiliares del Crédito: </text:p>
      <text:p text:style-name="P19">El contrato en que se haga constar el crédito, arrendamiento financiero o factoraje financiero que otorguen las sociedades financieras de objeto múltiple, siempre que dicho instrumento vaya acompañado de la certificación del estado de cuenta respectivo a que se refiere el artículo anterior, será título ejecutivo mercantil, sin necesidad de reconocimiento de firma ni de otro requisito alguno. </text:p>
      <text:p text:style-name="P19">Tratándose del factoraje financiero, además del contrato respectivo, las sociedades financieras de objeto múltiple deberán contar con los documentos que demuestren los derechos de crédito transmitidos por virtud de dicha operación, así como la notificación al deudor de dicha transmisión cuando ésta deba realizarse de acuerdo con las disposiciones aplicables. </text:p>
      <text:p text:style-name="P19">El estado de cuenta citado en el primer párrafo de este artículo deberá contener los datos sobre la identificación del contrato o convenio en donde conste el crédito, el factoraje financiero o el arrendamiento financiero que se haya otorgado; el capital inicial dispuesto o, en su caso, el importe de las rentas determinadas; el capital o, en su caso, las rentas vencidas no pagadas; el capital o, en su caso, las rentas pendientes por vencer; las tasas de interés del crédito o, en su caso, la variabilidad de la renta aplicable a las rentas determinables a cada período de pago; los intereses moratorios generados; la tasa de interés aplicable a intereses moratorios, y el importe de accesorios generados. </text:p>
      <text:p text:style-name="P38">Art. 87-J de la Ley General de Organizaciones y Actividades Auxiliares del Crédito: </text:p>
      <text:p text:style-name="P28">En los contratos de arrendamiento financiero, factoraje financiero y crédito, así como en las demás actividades que la ley expresamente les faculte, que celebren las sociedades financieras de objeto múltiple, éstas deberán señalar expresamente que, para su constitución y operación con tal carácter, no requieren de autorización de la Secretaría de Hacienda y Crédito Público, y, en el caso de las sociedades financieras de objeto múltiple no reguladas, deberán en adición a lo anterior, señalar expresamente que están sujetas a la supervisión de la Comisión Nacional Bancaria y de Valores, únicamente para efectos de lo dispuesto por el artículo 56 de esta Ley. Igual mención deberá señalarse en cualquier tipo de información que, para fines de promoción de sus operaciones y servicios, utilicen las sociedades financieras de objeto múltiple no reguladas. </text:p>
      <text:p text:style-name="P38">Art. 87-K de la Ley General de Organizaciones y Actividades Auxiliares del Crédito: </text:p>
      <text:p text:style-name="P28">Para efectos de lo previsto por el segundo párrafo del artículo 87-B de esta Ley, para obtener el registro como sociedad financiera de objeto múltiple ante la Comisión Nacional para la Protección y Defensa de los Usuarios de Servicios Financieros, las sociedades financieras de objeto múltiple observarán, en adición a las disposiciones que al efecto expida dicha Comisión en términos de la Ley de Protección y Defensa al Usuario de Servicios Financieros, lo siguiente: </text:p>
      <text:p text:style-name="P28">a)  Previo a su constitución como sociedad financiera de objeto múltiple, o a su organización bajo ese régimen en el caso de sociedades ya constituidas, solicitarán a la Comisión Nacional para la Protección y Defensa de los Usuarios de Servicios Financieros su alta en el registro acompañando la documentación necesaria en términos de las disposiciones de carácter general aplicables a dicho registro. La Comisión Nacional para la Protección y Defensa de los Usuarios de Servicios Financieros emitirá́, en caso que resulte procedente, opinión favorable para que los interesados procedan con la formalización del acta constitutiva de la sociedad financiera de objeto múltiple o de su asamblea de transformación a dicho régimen. Tratándose de sociedades financieras de objeto múltiple no reguladas una vez constituidas o transformadas deberán obtener el dictamen favorable a que se refiere el artículo 87-P de la presente Ley. </text:p>
      <text:p text:style-name="P28">b)  Cumplido lo anterior, las sociedades financieras de objeto múltiple, deberán comunicar por escrito que cuentan con dicho carácter a la Comisión Nacional para la Protección y Defensa de los Usuarios de Servicios Financieros, a más tardar, a los diez días hábiles posteriores a la inscripción del acta constitutiva correspondiente o de la modificación a sus estatutos, en el Registro Público de Comercio correspondiente a fin de obtener su registro. Contarán con el mismo plazo para informar por escrito a dicha Comisión, cualquier modificación a sus <text:soft-page-break/>estatutos, así como el cambio de domicilio social, así como la disolución, liquidación, transformación o cualquiera otro acto corporativo de la entidad que extinga su naturaleza de sociedad financiera de objeto múltiple. </text:p>
      <text:p text:style-name="P28">Las sociedades que no obtengan su registro y aquéllas a las que les sea cancelado conforme a lo previsto en este artículo, no tendrán el carácter de sociedad financiera de objeto múltiple. </text:p>
      <text:p text:style-name="P28">Procederá la cancelación del registro como sociedades financieras de objeto múltiple ante la Comisión Nacional para la Protección y Defensa de los Usuarios de Servicios Financieros, previa audiencia de la sociedad interesada, cuando: </text:p>
      <text:p text:style-name="P28">a)  En forma reiterada, a juicio de esa Comisión, incumplan con la obligación de mantener actualizada la información que deba proporcionarse en términos de esta Ley, la de Protección y Defensa de los Usuarios de Servicios Financieros, de la Ley para Regular las Sociedades de Información Crediticia en atención a lo previsto por el artículo 87-C Bis de esta Ley, y de las disposiciones que de ellas emanen; </text:p>
      <text:p text:style-name="P28">b)  En forma reiterada, aquellas sociedades a las que les resulte aplicable incumplan con las disposiciones a que se refiere el artículo 87-D de esta Ley, previa opinión que en ese sentido emita la Comisión Nacional Bancaria y de Valores y comunique a la Comisión Nacional para la Protección y Defensa de los Usuarios de Servicios Financieros; </text:p>
      <text:p text:style-name="P28">c)  En forma reiterada, a juicio de esa Comisión, omitan proporcionar la información que les sea requerida por dicho organismo; </text:p>
      <text:p text:style-name="P28">d)  Si a pesar de las observaciones y acciones realizadas por la Comisión Nacional Bancaria y de Valores, reincide en el incumplimiento a lo establecido en el artículo 95 Bis de esta Ley o en las disposiciones de carácter general que de éste deriven. </text:p>
      <text:p text:style-name="P28">Para efectos de lo previsto en el presente inciso, se considerará reincidente al que haya incurrido en una infracción que hubiese sido sancionada y, en adición a aquella cometa la misma infracción, dentro de los dos años inmediatos siguientes a la fecha en que haya quedado firme la resolución correspondiente; </text:p>
      <text:p text:style-name="P28">e)  Si la sociedad omite enviar a la Comisión Nacional Bancaria y de Valores o a la Secretaría de Hacienda y Crédito Público en el periodo de un año calendario, la información y documentación prevista en el artículo 95 Bis de esta Ley y las disposiciones de carácter general que de éste deriven; </text:p>
      <text:p text:style-name="P28">f)  Si la sociedad omite renovar el dictamen a que se refiere el artículo 87-P de esta Ley, y </text:p>
      <text:p text:style-name="P28">g)  En los demás casos que al efecto establezca la Comisión Nacional para la Protección y </text:p>
      <text:p text:style-name="P28">Defensa de los Usuarios de Servicios Financieros mediante disposiciones de carácter general. </text:p>
      <text:p text:style-name="P28">La pérdida del registro deberá ser comunicada al público en general por los medios que se establezcan en dichas disposiciones y deberá además ser comunicada a la Comisión Nacional Bancaria y de Valores, dentro de los diez días hábiles siguientes a la fecha en que ello ocurra. </text:p>
      <text:p text:style-name="P28">Para resolver la cancelación del registro de una sociedad financiera de objeto múltiple regulada, la Comisión Nacional para la Protección y Defensa de los Usuarios de Servicios Financieros deberá contar con la opinión favorable de la Comisión Nacional Bancaria y de Valores. </text:p>
      <text:p text:style-name="P28">La declaración de cancelación se inscribirá en el Registro Público de Comercio, previa orden de la Comisión Nacional para la Protección y Defensa de los Usuarios de Servicios Financieros y, cuando se trate de sociedades financieras de objeto múltiple reguladas se publicará en el Diario Oficial de la Federación. </text:p>
      <text:p text:style-name="P17"><text:soft-page-break/><text:span text:style-name="T8">Tratándose de sociedades financieras de objeto múltiple reguladas, la cancelación de su registro por las causales previstas en los incisos b), d) y e) del tercer párrafo de este artículo, pondrá en estado de disolución y liquidación a la sociedad sin necesidad de acuerdo de la asamblea general de accionistas, incapacitando a la sociedad para realizar sus operaciones a partir de la fecha en que se le notifique la misma. </text:span></text:p>
      <text:p text:style-name="P28">La Comisión Nacional Bancaria y de Valores promoverá ante la autoridad judicial para que designe al liquidador, si en el plazo de sesenta días hábiles de publicada en el Diario Oficial de la Federación la declaración de cancelación del registro no hubiere sido designado. Cuando dicha Comisión o el liquidador encuentre que existe imposibilidad de llevar a cabo la liquidación de la sociedad, lo hará del conocimiento del juez competente para que ordene la cancelación de su inscripción en el Registro Público de Comercio, la que surtirá sus efectos transcurridos ciento ochenta días naturales a partir del mandamiento judicial. </text:p>
      <text:p text:style-name="P28">Los interesados podrán oponerse a esta cancelación dentro de un plazo de sesenta días hábiles, contados a partir de la inscripción de la cancelación en el Registro Público de Comercio ante la propia autoridad judicial. </text:p>
      <text:p text:style-name="P28">Las sociedades financieras de objeto múltiple que hubieren cumplido con el requisito de inscripción y mantengan su información actualizada, podrán llevar a cabo las actividades previstas por el artículo 81-A Bis de esta Ley, previo cumplimiento de los requisitos establecidos en dicho precepto. </text:p>
      <text:p text:style-name="P28">Las sociedades financieras de objeto múltiple estarán sujetas a lo dispuesto para las instituciones financieras en la Ley de Protección y Defensa al Usuario de Servicios Financieros, así como a las disposiciones que la Comisión Nacional para la Protección y Defensa de los Usuarios de Servicios Financieros emita con fundamento en dicha ley. </text:p>
      <text:p text:style-name="P28">Las sociedades financieras de objeto múltiple deberán abstenerse de utilizar en su denominación, papelería o comunicaciones al público, aquéllas palabras o expresiones que se encuentren reservadas a intermediarios financieros autorizados por el Gobierno Federal en términos de las leyes financieras que regulen a dichos intermediarios. En los casos en que así se encuentre previsto por las leyes financieras aplicables, las personas interesadas en su utilización deberán solicitar las autorizaciones correspondientes en términos de dichos ordenamientos. La Comisión Nacional para la Protección y Defensa de los Usuarios de Servicios Financieros deberá requerir a las sociedades financieras de objeto múltiple que obtengan copia certificada de la autorización correspondiente para otorgar el registro respectivo. </text:p>
      <text:p text:style-name="P28">Las autoridades competentes para resolver las solicitudes de autorización para la utilización de palabras reservadas a que se refiere el párrafo anterior, estarán facultadas para formular observaciones a los promoventes sobre la denominación y objeto social contenido en los estatutos sociales de las sociedades financieras de objeto múltiple y requerir su solventación, a fin de que los mismos se ajusten a lo establecido en esta Ley. </text:p>
      <text:p text:style-name="P7">CODIGO DE COMERCIO</text:p>
      <text:p text:style-name="P7">http://www.diputados.gob.mx/LeyesBiblio/pdf/3_280318.pdf</text:p>
      <text:p text:style-name="P7"/>
      <text:p text:style-name="P38">Art. 78 del Código de Comercio </text:p>
      <text:p text:style-name="P19">En las convenciones mercantiles cada uno se obliga en la manera y términos que aparezcan que quiso obligarse, sin que la validez del acto comercial dependa de la observancia de formalidades o requisitos determinados. </text:p>
      <text:p text:style-name="P11"><text:a xlink:type="simple" xlink:href="py3o:///with" text:style-name="Internet_20_link" text:visited-style-name="Visited_20_Internet_20_Link">/with</text:a></text:p>
      <text:p text:style-name="P11"><text:a xlink:type="simple" xlink:href="py3o:///with" text:style-name="Internet_20_link" text:visited-style-name="Visited_20_Internet_20_Link">/with</text:a></text:p>
      <text:p text:style-name="P22"><text:a xlink:type="simple" xlink:href="py3o:///for" text:style-name="Internet_20_link" text:visited-style-name="Visited_20_Internet_20_Link"><text:span text:style-name="T17">/for</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MS Mincho" svg:font-family="'MS Minch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style:rfc-language-tag="es-ES-u-co-trad" fo:language="es" fo:country="ES"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style:rfc-language-tag="es-ES-u-co-trad" fo:language="es" fo:country="ES"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Times New Roman" fo:font-family="'Times New Roman'" style:font-family-generic="roman" style:font-pitch="variable" style:rfc-language-tag-asian="es-ES-u-co-trad" style:language-asian="es" style:country-asian="ES"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Pie_20_de_20_página_20_Car" style:display-name="Pie de página Car" style:family="text" style:parent-style-name="Default_20_Paragraph_20_Font">
      <style:text-properties style:font-name="Times New Roman" fo:font-family="'Times New Roman'" style:font-family-generic="roman" style:font-pitch="variable" style:rfc-language-tag-asian="es-ES-u-co-trad" style:language-asian="es" style:country-asian="ES" style:font-name-complex="Times New Roman1" style:font-family-complex="'Times New Roman'" style:font-family-generic-complex="system" style:font-pitch-complex="variabl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ncabezado_20_Car" style:display-name="Encabezado Car" style:family="text" style:parent-style-name="Default_20_Paragraph_20_Font">
      <style:text-properties style:font-name="Times New Roman" fo:font-family="'Times New Roman'" style:font-family-generic="roman" style:font-pitch="variable" style:rfc-language-tag-asian="es-ES-u-co-trad" style:language-asian="es" style:country-asian="ES" style:font-name-complex="Times New Roman1" style:font-family-complex="'Times New Roman'"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text-properties fo:color="#000000" style:font-name="Arial" fo:font-size="9pt" fo:font-weight="bold" style:font-name-asian="Times New Roman1" style:font-size-asian="9pt" style:font-weight-asian="bold" style:font-name-complex="Arial2" style:font-size-complex="9pt" style:font-weight-complex="bold"/>
    </style:style>
    <style:style style:name="MP2" style:family="paragraph" style:parent-style-name="Footer">
      <style:paragraph-properties fo:padding="0in" fo:border="none"/>
    </style:style>
    <style:style style:name="MP3" style:family="paragraph" style:parent-style-name="Standard">
      <style:paragraph-properties fo:text-align="justify" style:justify-single-word="false"/>
      <style:text-properties fo:color="#000000" style:font-name="Arial" fo:font-size="9pt" style:font-name-asian="Times New Roman1" style:font-size-asian="9pt" style:font-name-complex="Arial2" style:font-size-complex="9pt"/>
    </style:style>
    <style:style style:name="MP4" style:family="paragraph" style:parent-style-name="Footer">
      <style:paragraph-properties fo:margin-left="0in" fo:margin-right="0.25in" fo:text-indent="0in" style:auto-text-indent="false"/>
      <style:text-properties fo:color="#000000" style:font-name="Arial" fo:font-size="9pt" style:font-name-asian="Times New Roman1" style:font-size-asian="9pt" style:font-name-complex="Arial2" style:font-size-complex="9pt"/>
    </style:style>
    <style:style style:name="MP5"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7874in" fo:margin-bottom="0.4925in" fo:margin-left="0.748in" fo:margin-right="0.748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footer>
        <text:p text:style-name="MP1"><draw:frame draw:style-name="Mfr1" draw:name="Marco1" text:anchor-type="paragraph" svg:y="0.0008in" draw:z-index="8"><draw:text-box fo:min-height="0.0161in" fo:min-width="0.0161in"><text:p text:style-name="MP2"><text:span text:style-name="page_20_number"><text:page-number text:select-page="current">9</text:page-number></text:span></text:p><text:p text:style-name="MP2"><text:span text:style-name="page_20_number"/></text:p></draw:text-box></draw:frame>Registro de Contratos de Adhesión Núm:_____________________________</text:p>
        <text:p text:style-name="MP3">Comisión Nacional para la Protección y Defensa de los Usuarios de Servicios Financieros (CONDUSEF):</text:p>
        <text:p text:style-name="MP4">Teléfono: 01 800 999 8080 y 53400999. Página de Internet. www.condusef.gob.mx</text:p>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el Cazares</meta:initial-creator>
    <meta:editing-cycles>9</meta:editing-cycles>
    <meta:creation-date>2018-10-15T20:09:00</meta:creation-date>
    <dc:date>2020-04-16T14:01:34.858688461</dc:date>
    <meta:editing-duration>PT25M9S</meta:editing-duration>
    <meta:generator>LibreOffice/6.0.7.3$Linux_X86_64 LibreOffice_project/00m0$Build-3</meta:generator>
    <meta:document-statistic meta:table-count="0" meta:image-count="0" meta:object-count="0" meta:page-count="9" meta:paragraph-count="113" meta:word-count="5836" meta:character-count="36984" meta:non-whitespace-character-count="311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